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LLS <text:span text:style-name="T1">Part II</text:span></text:p>
      <text:p text:style-name="P2"/>
      <text:p text:style-name="P4">I had to obtain special permission to copy some other person work;</text:p>
      <text:p text:style-name="P4"/>
      <text:p text:style-name="P4">I have permission from Mr. John Grafton, Senior Editor, <text:s/></text:p>
      <text:p text:style-name="P4"><text:tab/><text:tab/><text:tab/><text:tab/>Dover Publications Inc <text:s text:c="2"/>(USA)</text:p>
      <text:p text:style-name="P4"/>
      <text:p text:style-name="P3"><text:span text:style-name="T1">The book I am reading is by Richard Headstrom titled </text:span>Nature in Miniature.<text:span text:style-name="T1"><text:tab/><text:tab/></text:span></text:p>
      <text:p text:style-name="P4"/>
      <text:p text:style-name="P3"><text:span text:style-name="T1">In his </text:span><text:span text:style-name="T2">Natural History </text:span><text:span text:style-name="T3">Pliny tells us about galls, but much earlier Theophrastus knew of their medicinal and curative properties. So galls were familiar to the ancients though they did not know what caused them; no one did, in fact until 1686, when Magpighi came up with the answer.And he was only partially right, for not only are galls caused by insects, as he said but also by fungi, nematode worms , mites, and probablyin some instances, mechanical irritation.</text:span></text:p>
      <text:p text:style-name="P5"/>
      <text:p text:style-name="P5">Even today we have much to learn about the physiology of gall formation; nor do we know why any particular gall should have a distinctive shape. We know that the egg of the gall-making insect is laid on the host plant inserted in the tissues, and that when the larvae emerges it makes its way to the meristtematic tissues—that is to the cellscapable of dividing amd multiplying-- because galls are formed only in such tissues.Once the larvae has reached these tissues it presumably secretes some substance that stimulates the cells to greater activity, causing them to multiply more than they would normally. The result is an abnormal growth, or gall.</text:p>
      <text:p text:style-name="P5"/>
      <text:p text:style-name="P5">Meanwhile, as the gall developes the insect feeds on the tissues that compose it, at the same time secreting an enzyme which changes the starch of cells to sugar in the same way that the plant enzyme normally converts starch to sugar. This sugar in turn is used by the plant to form new cells that not only provide food for the insect but also promote the growth of the gall, since more cells are produced than the insect can possibly eat. So both the plant and insect profit from the association.</text:p>
      <text:p text:style-name="P5"/>
      <text:p text:style-name="P5">The study of galls and gall insects is a fasinating one, though in some respects it is complicated because we cannot always be sure the the insect which emerges from the gall is the one that made it; many insects do not make galls but lay their eggs in those made by others. Such insects are called 'guests' or inquilines. Furthermore, both the makers and the inquilines are attacked by parasitic hymenoptera, which only adds to our confusion, for it is not alwayseasy to determine the interrelatations of these insects . Many galls are complicated communities; for example the pinecone gall is a veritable insect apartment house. This particular gall has been studied in considerable detail: in addition to its maker, as many as 31 different species, represented by 10 inquilines, 16 parasites, and 5 transients, have been found living in it.</text:p>
      <text:p text:style-name="P5"/>
      <text:p text:style-name="P5"/>
      <text:p text:style-name="P5"><text:soft-page-break/>There is no evidence that the form of a gall is of any adaptive importance ; it may be that the formation of any specific shape is purely mechanical. But the remarkable thing about galls is that those made by the same species of insect always have the same form, always by the same species of insects of plant and always appear on the same part of the plant, so thse versed in gall lore may know the identity of the gall maker by merely looking at the gall.</text:p>
      <text:p text:style-name="P5"/>
      <text:p text:style-name="P5">Galls occur on a wide variety of plants, but they are especially numerous on willows,oaks, roses, leg umes, and the composites. They may be found on any part of the plant-- root, branch, stem, leaf, blossom, and even the seed. Some are rather inconspicuous, merely blisterlike swellings; others are hairy or pilelike; still others are suggestive of bullets; while those that occur on flowers or in flower cluster often make them look ravaged by fire. A few are grotesque and eyecatching.</text:p>
      <text:p text:style-name="P5"/>
      <text:p text:style-name="P5">Few galls attract our eye as quickly as the oak apples, which may be so numerous on an oak tree as to suggest a fair crop of fruit on an apple tree.They are globular in shape (Fig 63B ), green while in the process ofbeing formed, tough and firm in texture and an inch or two in diameter. To all appearances thsy look like small unripe apples. At first glance they may seem to grow directly from the buds, but a closer examination shows that each one is a deformed leaf, hanging by the leaf stem or petiole. If one is cut open with a sharp knife or razor blade and viewed with a lens it is seen to contain a juicy, spongy white substance and a large central larval cell holding a small grub or young gall wasp. (Fig 63 C). The larval cell in an oak apple spotted with red (Fig 63 D) is supported by radiating fibers instead of a spongy substance. (Fig 63 E)</text:p>
      <text:p text:style-name="P5"/>
      <text:p text:style-name="P5">Some galls are very shallow such as the blister or spot galls found on asters and goldenrods. The spangle oak galls are thicker and look like shallow saucers. A few galls such as the blueberry kidney gall (Fig 63 F). and the gouty oak gall, are quite woody. Galls often found on leaves of the witch hazel are conical, green, or green and reddish –tipped, are rather pretty(Fig63 G). Rose bushes invariably have a few spiny galls that are green or reddish and somewhat globular. The cockscomb gall is an irregular but comblike greenish, red tipped <text:s/>elevation formed on the veins of an elm leaf and resembling the comb of a cock.</text:p>
      <text:p text:style-name="P5"/>
      <text:p text:style-name="P5">The oakfig gall, a cluster of many individual galls resembles a cluster of figs (Fig 63 H) and as seen with the lens, is covered with short fine hairs. Bullet galls (Fig 63 I) may appear singly or in clusters; they are yellow, sometimes tinged with red, and occur invariably on oaks. Sometimes maple leaves are thickly spotted with circular yellow, eyelike spots margined with cherry red (Fig 63 J). They are rather attractive.</text:p>
      <text:p text:style-name="P5">Few galls, however, have the eye appealof the woolsower (Fig 63 K). Many <text:s/>naturalists consider it one of the most beautiful objects in nature. Found on the twigs of various oaks, It is woolly, creamy white, and admirably set off with pinkish red blotches, the woolly growth containing seedlike grains. This is one object that must be looked at with the lens. <text:s text:c="3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urice  Vaughan</meta:initial-creator>
    <meta:creation-date>2017-10-04T02:01:42.15</meta:creation-date>
    <dc:date>2017-10-04T20:47:42.27</dc:date>
    <dc:creator>Maurice  Vaughan</dc:creator>
    <meta:editing-duration>PT3H43M1S</meta:editing-duration>
    <meta:editing-cycles>7</meta:editing-cycles>
    <meta:generator>OpenOffice/4.1.3$Win32 OpenOffice.org_project/413m1$Build-9783</meta:generator>
    <meta:document-statistic meta:table-count="0" meta:image-count="0" meta:object-count="0" meta:page-count="2" meta:paragraph-count="15" meta:word-count="1051" meta:character-count="5951"/>
  </office:meta>
</office:document-meta>
</file>